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8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9" style:family="paragraph" style:parent-style-name="Standard">
      <style:text-properties style:use-window-font-color="true"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10" style:family="paragraph" style:parent-style-name="Standard">
      <style:paragraph-properties fo:break-before="page"/>
      <style:text-properties style:font-name="Arial" fo:font-size="11pt" style:font-size-asian="11pt" style:font-size-complex="11pt"/>
    </style:style>
    <style:style style:name="P11" style:family="paragraph" style:parent-style-name="Standard">
      <style:text-properties style:font-name="Arial" fo:font-size="11pt" style:font-size-asian="11pt" style:font-size-complex="11pt"/>
    </style:style>
    <style:style style:name="P12" style:family="paragraph" style:parent-style-name="Standard" style:list-style-name="L1">
      <style:text-properties style:font-name="Arial" fo:font-size="11pt" style:font-size-asian="11pt" style:font-size-complex="11pt"/>
    </style:style>
    <style:style style:name="P13" style:family="paragraph" style:parent-style-name="Standard" style:list-style-name="L5">
      <style:text-properties style:font-name="Arial" fo:font-size="11pt" style:font-size-asian="11pt" style:font-size-complex="11pt"/>
    </style:style>
    <style:style style:name="P14" style:family="paragraph" style:parent-style-name="Standard" style:list-style-name="L6">
      <style:text-properties style:font-name="Arial" fo:font-size="11pt" style:font-size-asian="11pt" style:font-size-complex="11pt"/>
    </style:style>
    <style:style style:name="P15" style:family="paragraph" style:parent-style-name="Standard" style:list-style-name="L7">
      <style:text-properties style:font-name="Arial" fo:font-size="11pt" style:font-size-asian="11pt" style:font-size-complex="11pt"/>
    </style:style>
    <style:style style:name="P16" style:family="paragraph" style:parent-style-name="Standard" style:list-style-name="L8">
      <style:text-properties style:font-name="Arial" fo:font-size="11pt" style:font-size-asian="11pt" style:font-size-complex="11pt"/>
    </style:style>
    <style:style style:name="P17" style:family="paragraph" style:parent-style-name="Standard" style:list-style-name="L9">
      <style:text-properties style:font-name="Arial" fo:font-size="11pt" style:font-size-asian="11pt" style:font-size-complex="11pt"/>
    </style:style>
    <style:style style:name="P18" style:family="paragraph" style:parent-style-name="Standard" style:list-style-name="L10">
      <style:text-properties style:font-name="Arial" fo:font-size="11pt" style:font-size-asian="11pt" style:font-size-complex="11pt"/>
    </style:style>
    <style:style style:name="P19" style:family="paragraph" style:parent-style-name="Standard" style:list-style-name="L3">
      <style:text-properties style:font-name="Arial" fo:font-size="11pt" fo:font-style="normal" style:font-size-asian="11pt" style:font-style-asian="normal" style:font-size-complex="11pt" style:font-style-complex="normal"/>
    </style:style>
    <style:style style:name="P20" style:family="paragraph" style:parent-style-name="Standard" style:list-style-name="L4">
      <style:text-properties style:font-name="Arial" fo:font-size="11pt" fo:font-style="normal" style:font-size-asian="11pt" style:font-style-asian="normal" style:font-size-complex="11pt" style:font-style-complex="normal"/>
    </style:style>
    <style:style style:name="P2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23" style:family="paragraph" style:parent-style-name="Standard" style:list-style-name="L2">
      <style:text-properties style:use-window-font-color="true" style:font-name="Arial" fo:font-size="11pt" fo:font-style="normal" style:font-name-asian="ArialMT" style:font-size-asian="11pt" style:font-style-asian="normal" style:font-name-complex="ArialMT" style:font-size-complex="11pt" style:font-style-complex="normal"/>
    </style:style>
    <style:style style:name="P24" style:family="paragraph" style:parent-style-name="Standard" style:list-style-name="L2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5" style:family="paragraph" style:parent-style-name="Standard" style:list-style-name="">
      <style:paragraph-properties style:text-autospace="none"/>
    </style:style>
    <style:style style:name="P26" style:family="paragraph" style:parent-style-name="Standard"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5" style:family="text">
      <style:text-properties fo:font-variant="normal" fo:text-transform="none" fo:color="#000000" fo:letter-spacing="normal" style:text-underline-style="none" fo:font-weight="normal"/>
    </style:style>
    <style:style style:name="T6" style:family="text">
      <style:text-properties fo:font-variant="normal" fo:text-transform="none" fo:color="#000000" style:font-name="Arial" fo:letter-spacing="normal" style:text-underline-style="none" fo:font-weight="normal"/>
    </style:style>
    <style:style style:name="T7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8" style:family="text">
      <style:text-properties fo:font-variant="normal" fo:text-transform="none" style:use-window-font-color="true" style:font-name="Helvetica" fo:font-size="12pt" fo:letter-spacing="normal" style:text-underline-style="none" fo:font-weight="normal" style:font-name-asian="Helvetica" style:font-size-asian="12pt" style:font-name-complex="Helvetica" style:font-size-complex="12pt"/>
    </style:style>
    <style:style style:name="T9" style:family="text">
      <style:text-properties fo:font-variant="normal" fo:text-transform="none" style:use-window-font-color="true" style:font-name="Arial" fo:font-size="12pt" fo:letter-spacing="normal" style:text-underline-style="none" fo:font-weight="normal" style:font-name-asian="Helvetica" style:font-size-asian="12pt" style:font-name-complex="Helvetica" style:font-size-complex="12pt"/>
    </style:style>
    <style:style style:name="T10" style:family="text">
      <style:text-properties fo:font-variant="normal" fo:text-transform="none" style:use-window-font-color="true" style:font-name="Arial" fo:font-size="11pt" fo:letter-spacing="normal" style:text-underline-style="none" fo:font-weight="normal" style:font-name-asian="Helvetica" style:font-size-asian="11pt" style:font-name-complex="Helvetica" style:font-size-complex="11pt"/>
    </style:style>
    <style:style style:name="T11" style:family="text">
      <style:text-properties fo:font-variant="normal" fo:text-transform="none" style:use-window-font-color="true" style:font-name="Arial" fo:font-size="11pt" fo:letter-spacing="normal" fo:font-style="italic" style:text-underline-style="none" fo:font-weight="normal" style:font-name-asian="Helvetica" style:font-size-asian="11pt" style:font-style-asian="italic" style:font-name-complex="Helvetica" style:font-size-complex="11pt" style:font-style-complex="italic"/>
    </style:style>
    <style:style style:name="T12" style:family="text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T13" style:family="text">
      <style:text-properties style:use-window-font-color="true" style:font-name="Helvetica" fo:font-size="12pt" fo:font-style="italic" style:font-name-asian="Helvetica" style:font-size-asian="12pt" style:font-style-asian="italic" style:font-name-complex="Helvetica" style:font-size-complex="12pt" style:font-style-complex="italic"/>
    </style:style>
    <style:style style:name="T14" style:family="text">
      <style:text-properties style:use-window-font-color="true" style:font-name="Helvetica" fo:font-style="italic" style:font-name-asian="Helvetica" style:font-style-asian="italic" style:font-name-complex="Helvetica" style:font-style-complex="italic"/>
    </style:style>
    <style:style style:name="T15" style:family="text">
      <style:text-properties style:use-window-font-color="true" fo:font-size="12pt" style:font-name-asian="Helvetica" style:font-size-asian="12pt" style:font-name-complex="Helvetica" style:font-size-complex="12pt"/>
    </style:style>
    <style:style style:name="T16" style:family="text">
      <style:text-properties style:use-window-font-color="true" style:font-name="Arial" fo:font-size="12pt" fo:font-style="italic" style:font-name-asian="Helvetica" style:font-size-asian="12pt" style:font-style-asian="italic" style:font-name-complex="Helvetica" style:font-size-complex="12pt" style:font-style-complex="italic"/>
    </style:style>
    <style:style style:name="T17" style:family="text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T18" style:family="text">
      <style:text-properties style:use-window-font-color="true" style:font-name="Arial" fo:font-size="10pt" fo:font-style="italic" style:font-name-asian="Helvetica" style:font-size-asian="10pt" style:font-style-asian="italic" style:font-name-complex="Helvetica" style:font-size-complex="10pt" style:font-style-complex="italic"/>
    </style:style>
    <style:style style:name="T19" style:family="text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T20" style:family="text">
      <style:text-properties style:use-window-font-color="true" style:font-name="Arial" style:font-name-asian="Helvetica" style:font-name-complex="Helvetica"/>
    </style:style>
    <style:style style:name="T21" style:family="text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T22" style:family="text">
      <style:text-properties style:use-window-font-color="true" style:font-name="Arial" fo:font-size="11pt" style:text-underline-style="none" style:font-name-asian="Helvetica" style:font-size-asian="11pt" style:font-name-complex="Helvetica" style:font-size-complex="11pt"/>
    </style:style>
    <style:style style:name="T23" style:family="text">
      <style:text-properties style:use-window-font-color="true" style:font-name="Arial" fo:font-style="italic" style:font-name-asian="Helvetica" style:font-style-asian="italic" style:font-name-complex="Helvetica" style:font-style-complex="italic"/>
    </style:style>
    <style:style style:name="T24" style:family="text">
      <style:text-properties style:use-window-font-color="true" style:font-name-asian="Helvetica" style:font-name-complex="Helvetica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underline-style="none"/>
    </style:style>
    <style:style style:name="T27" style:family="text">
      <style:text-properties fo:letter-spacing="normal"/>
    </style:style>
    <style:style style:name="T28" style:family="text">
      <style:text-properties fo:font-style="normal"/>
    </style:style>
    <style:style style:name="T29" style:family="text">
      <style:text-properties fo:font-weight="normal"/>
    </style:style>
    <style:style style:name="T30" style:family="text">
      <style:text-properties style:font-style-asian="normal"/>
    </style:style>
    <style:style style:name="T31" style:family="text">
      <style:text-properties style:font-style-complex="normal"/>
    </style:style>
    <style:style style:name="T32" style:family="text">
      <style:text-properties fo:color="#800000" style:text-underline-style="none"/>
    </style:style>
    <style:style style:name="T33" style:family="text">
      <style:text-properties fo:color="#000000" style:text-underline-style="none"/>
    </style:style>
    <text:list-style style:name="L1">
      <text:list-level-style-bullet text:level="1" text:style-name="Bullet_20_Symbols" style:num-suffix="." text:bullet-char="●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 text:c="3"/><text:a xlink:type="simple" xlink:href="http://stevenwilkin.com/"><text:span text:style-name="T33">http://stevenwilkin.com</text:span></text:a></text:p>
      <text:p text:style-name="P3"><text:span text:style-name="T24">github: http://github.com/stevenwilkin</text:span></text:p>
      <text:p text:style-name="P25"><text:span text:style-name="T21">blog: <text:s text:c="3"/></text:span><text:a xlink:type="simple" xlink:href="http://sickbiscuit.com/blog/"><text:span text:style-name="T22">http://sickbiscuit.com/blog/</text:span></text:a></text:p>
      <text:p text:style-name="P4"/>
      <text:p text:style-name="P4">Experience</text:p>
      <text:p text:style-name="P9"/>
      <text:p text:style-name="P3"><text:span text:style-name="T23">August 2012 - Present</text:span><text:span text:style-name="T25"><text:tab/><text:tab/><text:tab/></text:span><text:span text:style-name="T23">Developer (contract), MyDrive Solutions</text:span></text:p>
      <text:p text:style-name="Standard"><text:a xlink:type="simple" xlink:href="http://stevenwilkin.com/"><text:span text:style-name="T6"><text:tab/><text:tab/><text:tab/><text:tab/><text:tab/><text:tab/></text:span></text:a><text:a xlink:type="simple" xlink:href="http://www.mydrivesolutions.com/"><text:span text:style-name="T11">http://mydrivesolutions.com/</text:span></text:a></text:p>
      <text:p text:style-name="P5"/>
      <text:list xml:id="list1631439780" text:style-name="L2">
        <text:list-item>
          <text:p text:style-name="P23">contracted to deliver web application and API development</text:p>
        </text:list-item>
        <text:list-item>
          <text:p text:style-name="P24"><text:span text:style-name="T7">Ruby scripting language and Rails, Sinatra, Grape and Goliath frameworks</text:span></text:p>
        </text:list-item>
        <text:list-item>
          <text:p text:style-name="P24">Postgres, MongoDB and Redis databases</text:p>
        </text:list-item>
        <text:list-item>
          <text:p text:style-name="P24">Test and Behaviour Driven Development using RSpec, Cucumber and Steak</text:p>
        </text:list-item>
        <text:list-item>
          <text:p text:style-name="P24">some iOS and Objective-C development for mobile API client</text:p>
        </text:list-item>
      </text:list>
      <text:p text:style-name="P8"/>
      <text:p text:style-name="P5">September 2011 – July 2012<text:tab/><text:tab/><text:tab/>Developer (contract), Converser</text:p>
      <text:p text:style-name="P5"><text:a xlink:type="simple" xlink:href="http://stevenwilkin.com/"><text:span text:style-name="T5"><text:tab/><text:tab/><text:tab/><text:tab/><text:tab/><text:tab/>http://converser.io/</text:span></text:a></text:p>
      <text:p text:style-name="P5"/>
      <text:list xml:id="list1648108241" text:continue-numbering="true" text:style-name="L2">
        <text:list-item>
          <text:p text:style-name="P23">contracted to deliver web application and API development</text:p>
        </text:list-item>
        <text:list-item>
          <text:p text:style-name="P23">Ruby scripting language and Rails and Sinatra frameworks</text:p>
        </text:list-item>
        <text:list-item>
          <text:p text:style-name="P23">MongoDB and Redis non-relational databases (NoSQL)</text:p>
        </text:list-item>
        <text:list-item>
          <text:p text:style-name="P23">Test Driven Development (TDD) using RSpec and Test::Unit</text:p>
        </text:list-item>
      </text:list>
      <text:p text:style-name="P5"/>
      <text:p text:style-name="P5">January 2011 – September 2011<text:tab/><text:tab/>Developer (contract), iQ Content</text:p>
      <text:p text:style-name="P5"><text:tab/><text:tab/><text:tab/><text:tab/><text:tab/><text:tab/>http://iqcontent.com/</text:p>
      <text:p text:style-name="P5"/>
      <text:list xml:id="list559504274" text:style-name="L3">
        <text:list-item>
          <text:p text:style-name="P19">contracted to develop a business intelligence application built on top of Google Analytics</text:p>
        </text:list-item>
        <text:list-item>
          <text:p text:style-name="P19">API access and data manipulation undertaken with Ruby</text:p>
        </text:list-item>
        <text:list-item>
          <text:p text:style-name="P19">web interface developed with Rails framework, Highcharts library used for charting</text:p>
        </text:list-item>
        <text:list-item>
          <text:p text:style-name="P19">unit testing with RSpec, persistance with MySQL, source control with Git</text:p>
        </text:list-item>
      </text:list>
      <text:p text:style-name="P5"/>
      <text:p text:style-name="P5">November 2010 –January 2011<text:tab/><text:tab/>Developer (contract), Crafty Devil</text:p>
      <text:p text:style-name="P5"><text:a xlink:type="simple" xlink:href="http://stevenwilkin.com/"><text:span text:style-name="T5"><text:tab/><text:tab/><text:tab/><text:tab/><text:tab/><text:tab/>http://craftydevil.co.uk/</text:span></text:a></text:p>
      <text:p text:style-name="P5"/>
      <text:list xml:id="list1927253262" text:style-name="L4">
        <text:list-item>
          <text:p text:style-name="P20">contracted to deliver web application development</text:p>
        </text:list-item>
        <text:list-item>
          <text:p text:style-name="P20">PHP scripting language with CodeIgniter framework and JavaScript/jQuery</text:p>
        </text:list-item>
        <text:list-item>
          <text:p text:style-name="P20">MySQL for persistence and hosted on Linux (CentOS)</text:p>
        </text:list-item>
      </text:list>
      <text:p text:style-name="P5"/>
      <text:p text:style-name="P5">April 2010 - October 2010 <text:tab/><text:tab/><text:tab/>Developer (contract), BT</text:p>
      <text:p text:style-name="Standard"><text:a xlink:type="simple" xlink:href="http://bt.com/"><text:span text:style-name="T4"><text:tab/><text:tab/><text:tab/><text:tab/><text:tab/><text:tab/>http://bt.com/</text:span></text:a></text:p>
      <text:p text:style-name="P7"/>
      <text:list xml:id="list872053443" text:style-name="L5">
        <text:list-item>
          <text:p text:style-name="P13">contracted to deliver application development in a touch-screen mobile Linux environment</text:p>
        </text:list-item>
        <text:list-item>
          <text:p text:style-name="P13">developed GUI applications with JavaScript running on the SpiderMonkey interpreter</text:p>
        </text:list-item>
        <text:list-item>
          <text:p text:style-name="P13">exposed systems-level functionality with C plugins, facilitated persistance with SQLite</text:p>
        </text:list-item>
        <text:list-item>
          <text:p text:style-name="P13">participated in Scrum project management with standups, sprints, demos &amp; retrospectives</text:p>
        </text:list-item>
        <text:list-item>
          <text:p text:style-name="P13">developed against quality control (HP Quality Center) and bug tracking systems (Bugzilla)</text:p>
        </text:list-item>
      </text:list>
      <text:p text:style-name="P3"/>
      <text:p text:style-name="P10">June 2009 - February 2010<text:tab/><text:tab/><text:tab/>Developer, Rehab Studio</text:p>
      <text:p text:style-name="P3"><text:tab/><text:tab/><text:tab/><text:tab/><text:tab/><text:tab/>http://rehabstudio.com/</text:p>
      <text:p text:style-name="P3"/>
      <text:list xml:id="list48652436" text:style-name="L6">
        <text:list-item>
          <text:p text:style-name="P14">creation and maintenance of Linux/Apache/MySQL/PHP sites using CakePHP and jQuery frameworks, XHTML and CSS</text:p>
        </text:list-item>
        <text:list-item>
          <text:p text:style-name="P14">administration of Redhat Enterprise Linux and Debian servers</text:p>
        </text:list-item>
        <text:list-item>
          <text:p text:style-name="P14">task automation with Bash, Perl and Ruby scripts</text:p>
        </text:list-item>
        <text:list-item>
          <text:p text:style-name="P14">use of Amazon Web Services (AWS) including Elastic Cloud Compute (EC2), Elastic Load Balancing, Elastic Block Store and Simple Storage Service (S3)</text:p>
        </text:list-item>
        <text:list-item>
          <text:p text:style-name="P14">instigated agency-wide use of version control with subversion</text:p>
        </text:list-item>
        <text:list-item>
          <text:p text:style-name="P14">mentored staff on technical issues and best-practices</text:p>
        </text:list-item>
      </text:list>
      <text:p text:style-name="P3"/>
      <text:p text:style-name="P5">June 2008 - March 2009<text:tab/><text:tab/><text:tab/>Web/Application Developer, Creative Online Media</text:p>
      <text:p text:style-name="P3"><text:tab/><text:tab/><text:tab/><text:tab/><text:tab/><text:tab/>http://creativeonlinemedia.com/</text:p>
      <text:p text:style-name="P3"/>
      <text:list xml:id="list1680032702" text:style-name="L7">
        <text:list-item>
          <text:p text:style-name="P15">maintained back catalogue of C#/.Net, Classic ASP and PHP sites</text:p>
        </text:list-item>
        <text:list-item>
          <text:p text:style-name="P15">MS SQL Server 2005 &amp; MySQL databases, XHTML markup and CSS styling</text:p>
        </text:list-item>
        <text:list-item>
          <text:p text:style-name="P15">used the CakePHP framework for greenfield development on a number of projects</text:p>
        </text:list-item>
        <text:list-item>
          <text:p text:style-name="P15">considerable use of Javascript &amp; AJAX techniques, mainly jQuery with some Prototype and MooTools</text:p>
        </text:list-item>
        <text:list-item>
          <text:p text:style-name="P15">instigated use of version control with Subversion</text:p>
        </text:list-item>
        <text:list-item>
          <text:p text:style-name="P15">prompted move towards Linux hosting</text:p>
        </text:list-item>
        <text:list-item>
          <text:p text:style-name="P15">oversaw all technical issues within the agency and mentored 3 junior staff in technical matters</text:p>
          <text:p text:style-name="P15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1216958468" text:style-name="L8">
        <text:list-item>
          <text:p text:style-name="P16">provided second level support to various real-time, high volume, mission-critical messaging systems used throughout the enterprise</text:p>
        </text:list-item>
        <text:list-item>
          <text:p text:style-name="P16">acquired working knowledge of many TIBCO applications (TIC, EMS, Rendezvous (RV), RVRD) and proprietary Java web-services</text:p>
        </text:list-item>
        <text:list-item>
          <text:p text:style-name="P16">hardware running Solaris and RedHat Enterprise Linux located in 4 data-centres across London and North America</text:p>
        </text:list-item>
        <text:list-item>
          <text:p text:style-name="P16">centralised job scheduling with Unicenter AutoSys and process monitoring via ITRS NetAgent</text:p>
        </text:list-item>
        <text:list-item>
          <text:p text:style-name="P16">some exposure to Sybase ASE and BEA WebLogic</text:p>
        </text:list-item>
        <text:list-item>
          <text:p text:style-name="P16">played a fundamental role in documenting these largely undocumented systems and processes on a wiki</text:p>
        </text:list-item>
        <text:list-item>
          <text:p text:style-name="P16">out of hours, on-call support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809044358" text:style-name="L9">
        <text:list-item>
          <text:p text:style-name="P17">replaced the existing paperwork system with a web application which tracks the entire life-cycle of a repair, manages customer details and produces reports</text:p>
        </text:list-item>
        <text:list-item>
          <text:p text:style-name="P17">MySQL database and PHP scripting, building on top of the CakePHP framework</text:p>
        </text:list-item>
        <text:list-item>
          <text:p text:style-name="P17">some Javascript and AJAX via the Prototype library, XHTML markup and CSS styling</text:p>
        </text:list-item>
        <text:list-item>
          <text:p text:style-name="P17">version control with Subversion</text:p>
        </text:list-item>
        <text:list-item>
          <text:p text:style-name="P17">day-to-day work carried out using an Apple MacBook and I've used a Mac since</text:p>
        </text:list-item>
        <text:list-item>
          <text:p text:style-name="P17">researched Objective-C and the Cocoa framework to provide a possible rich desktop client</text:p>
        </text:list-item>
      </text:list>
      <text:p text:style-name="P3"/>
      <text:p text:style-name="P10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1911882459" text:style-name="L10">
        <text:list-item>
          <text:p text:style-name="P18">managed a Windows Server 2003 domain and provided support for Windows 98, 2000 &amp; XP clients</text:p>
        </text:list-item>
        <text:list-item>
          <text:p text:style-name="P18">acquired working knowledge of Active Directory and Exchange Server 2003 with some exposure to Veritas backup solutions</text:p>
        </text:list-item>
        <text:list-item>
          <text:p text:style-name="P18">maintained agency website which was developed with ASP/VBScript and SQL Server 2000</text:p>
        </text:list-item>
        <text:list-item>
          <text:p text:style-name="P18">added additional features and fixed problems with an associated site developed with VisualBasic/.Net and MS SQL Server 2003</text:p>
        </text:list-item>
        <text:list-item>
          <text:p text:style-name="P18">contributed code to an in-house application used to administer grants in the Community Volunteering Scheme</text:p>
        </text:list-item>
        <text:list-item>
          <text:p text:style-name="P18">managed the deployment of new desktop systems using the Microsoft Sysprep tools and Symantec Ghost client &amp; GhostCast server</text:p>
        </text:list-item>
        <text:list-item>
          <text:p text:style-name="P18">developed a Windows desktop application to manage the agency's list of internal extension and direct dial numbers using C#/.Net and SQL Server 2005</text:p>
        </text:list-item>
        <text:list-item>
          <text:p text:style-name="P18">replaced inadequate router with Linux-based solution constructed from disused equipment</text:p>
        </text:list-item>
        <text:list-item>
          <text:p text:style-name="P18">extended agency network by laying additional CAT5e cabling</text:p>
        </text:list-item>
      </text:list>
      <text:p text:style-name="P4"/>
      <text:p text:style-name="P4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span text:style-name="T2"><text:tab/><text:tab/>Physics<text:tab/>A*<text:tab/>Mathematics<text:tab/>A<text:tab/></text:span>English<text:tab/>B</text:p>
      <text:p text:style-name="P3"><text:span text:style-name="T2"><text:tab/><text:tab/>Chemistry<text:tab/>A<text:tab/></text:span>French<text:tab/><text:tab/>A*<text:tab/>Geography<text:tab/>A</text:p>
      <text:p text:style-name="P3"><text:tab/><text:tab/>Biology<text:tab/>A<text:tab/>German<text:tab/>A<text:tab/>Art<text:tab/><text:tab/>B</text:p>
      <text:p text:style-name="P3"/>
      <text:p text:style-name="P4">Hobbies &amp; Interests</text:p>
      <text:p text:style-name="P3"/>
      <text:p text:style-name="P3">I enjoy lifting weights, hill walking, investing and reading biographies.</text:p>
      <text:p text:style-name="P3"/>
      <text:p text:style-name="P3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2092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2$Unix OpenOffice.org_project/Patch 9</meta:generator>
    <meta:creation-date>2010-02-23T11:47:42</meta:creation-date>
    <dc:date>2012-09-26T15:49:25</dc:date>
    <dc:language>en-GB</dc:language>
    <meta:editing-cycles>71</meta:editing-cycles>
    <meta:editing-duration>PT02H26M16S</meta:editing-duration>
    <meta:document-statistic meta:table-count="0" meta:image-count="0" meta:object-count="0" meta:page-count="3" meta:paragraph-count="97" meta:word-count="888" meta:character-count="6158"/>
    <meta:user-defined meta:name="Info 1"/>
    <meta:user-defined meta:name="Info 2"/>
    <meta:user-defined meta:name="Info 3"/>
    <meta:user-defined meta:name="Info 4"/>
  </office:meta>
</office:document-meta>
</file>